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lways"/>
    </style:style>
    <style:style style:name="Table5.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5" style:family="table-cell" style:data-style-name="N84">
      <style:table-cell-properties style:vertical-align="top" fo:padding-left="0.191cm" fo:padding-right="0.191cm" fo:padding-top="0cm" fo:padding-bottom="0cm" fo:border="none" style:writing-mode="lr-tb"/>
    </style:style>
    <style:style style:name="Table3" style:family="table">
      <style:table-properties style:width="12.199cm" table:align="right" style:writing-mode="lr-tb"/>
    </style:style>
    <style:style style:name="Table3.A" style:family="table-column">
      <style:table-column-properties style:column-width="7.938cm"/>
    </style:style>
    <style:style style:name="Table3.B" style:family="table-column">
      <style:table-column-properties style:column-width="4.26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84">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Text_20_body">
      <style:text-properties officeooo:paragraph-rsid="001f958a"/>
    </style:style>
    <style:style style:name="P15" style:family="paragraph" style:parent-style-name="Text_20_body">
      <style:text-properties officeooo:paragraph-rsid="0020a403"/>
    </style:style>
    <style:style style:name="P16" style:family="paragraph" style:parent-style-name="Text_20_body">
      <style:text-properties officeooo:paragraph-rsid="00229753"/>
    </style:style>
    <style:style style:name="P17" style:family="paragraph" style:parent-style-name="Text_20_body">
      <style:text-properties officeooo:paragraph-rsid="0026b334"/>
    </style:style>
    <style:style style:name="P18" style:family="paragraph" style:parent-style-name="Text_20_body">
      <style:text-properties officeooo:paragraph-rsid="002a1b71"/>
    </style:style>
    <style:style style:name="P19" style:family="paragraph" style:parent-style-name="Text_20_body">
      <style:paragraph-properties fo:margin-left="0cm" fo:margin-right="0cm" fo:text-indent="0cm" style:auto-text-indent="false" style:snap-to-layout-grid="false"/>
      <style:text-properties fo:language="fi" fo:country="FI" officeooo:paragraph-rsid="002a1b71"/>
    </style:style>
    <style:style style:name="P20"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2a1b71"/>
    </style:style>
    <style:style style:name="P21" style:family="paragraph" style:parent-style-name="Text_20_body">
      <style:paragraph-properties fo:margin-left="-0.076cm" fo:margin-right="0cm" fo:text-indent="0cm" style:auto-text-indent="false" style:snap-to-layout-grid="false"/>
      <style:text-properties fo:language="fi" fo:country="FI" officeooo:paragraph-rsid="002a1b71"/>
    </style:style>
    <style:style style:name="P22" style:family="paragraph" style:parent-style-name="Heading_20_1">
      <style:paragraph-properties fo:break-before="page"/>
    </style:style>
    <style:style style:name="P23"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officeooo:rsid="001f958a"/>
    </style:style>
    <style:style style:name="T3" style:family="text">
      <style:text-properties officeooo:rsid="0020a403"/>
    </style:style>
    <style:style style:name="T4" style:family="text">
      <style:text-properties officeooo:rsid="0020f0dc"/>
    </style:style>
    <style:style style:name="T5" style:family="text">
      <style:text-properties officeooo:rsid="00229753"/>
    </style:style>
    <style:style style:name="T6" style:family="text">
      <style:text-properties officeooo:rsid="002418a8"/>
    </style:style>
    <style:style style:name="T7" style:family="text">
      <style:text-properties officeooo:rsid="002579a4"/>
    </style:style>
    <style:style style:name="T8" style:family="text">
      <style:text-properties officeooo:rsid="0026b334"/>
    </style:style>
    <style:style style:name="T9" style:family="text">
      <style:text-properties officeooo:rsid="002823a8"/>
    </style:style>
    <style:style style:name="T10" style:family="text">
      <style:text-properties officeooo:rsid="002a1b71"/>
    </style:style>
    <style:style style:name="Sect1"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368004" text:style-name="WW8StyleNum">
        <text:list-header>
          <text:p text:style-name="P23"/>
        </text:list-header>
      </text:list>
      <text:p text:style-name="P2"/>
      <text:p text:style-name="P2"/>
      <text:p text:style-name="P2"/>
      <text:p text:style-name="P2"/>
      <text:p text:style-name="P2"/>
      <text:p text:style-name="P2"/>
      <text:list xml:id="list36570900"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3</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11</text:modification-date></text:span></text:p>
          </table:table-cell>
        </table:table-row>
      </table:table>
      <text:list xml:id="list36579646"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7">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0.2</text:p>
          </table:table-cell>
          <table:table-cell table:style-name="Table5.A2" office:value-type="string">
            <text:p text:style-name="P6">2013-01-06</text:p>
          </table:table-cell>
          <table:table-cell table:style-name="Table5.A2" office:value-type="string">
            <text:p text:style-name="P7">M. Honkonen</text:p>
          </table:table-cell>
          <table:table-cell table:style-name="Table5.A2" office:value-type="string">
            <text:p text:style-name="P6">Added content to Chapter 1.</text:p>
          </table:table-cell>
        </table:table-row>
        <table:table-row table:style-name="Table5.1">
          <table:table-cell table:style-name="Table5.A2" office:value-type="string">
            <text:p text:style-name="P10">0.25</text:p>
          </table:table-cell>
          <table:table-cell table:style-name="Table5.A2" office:value-type="string">
            <text:p text:style-name="P6">2013-01-09</text:p>
          </table:table-cell>
          <table:table-cell table:style-name="Table5.A2" office:value-type="string">
            <text:p text:style-name="P7">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0.3</text:p>
          </table:table-cell>
          <table:table-cell table:style-name="Table5.B5" office:value-type="date" office:date-value="2013-01-09">
            <text:p text:style-name="P6">2013-01-09</text:p>
          </table:table-cell>
          <table:table-cell table:style-name="Table5.A2" office:value-type="string">
            <text:p text:style-name="P7">J.-M. Määttä, M. Honkonen, T. Korhonen</text:p>
          </table:table-cell>
          <table:table-cell table:style-name="Table5.A2" office:value-type="string">
            <text:p text:style-name="P6">Small improvements.</text:p>
          </table:table-cell>
        </table:table-row>
        <table:table-row table:style-name="Table5.1">
          <table:table-cell table:style-name="Table5.A2" office:value-type="string">
            <text:p text:style-name="P21"><text:span text:style-name="T10">0.35</text:span></text:p>
          </table:table-cell>
          <table:table-cell table:style-name="Table5.A2" office:value-type="string">
            <text:p text:style-name="P19"><text:span text:style-name="T10">2013-01-11</text:span></text:p>
          </table:table-cell>
          <table:table-cell table:style-name="Table5.A2" office:value-type="string">
            <text:p text:style-name="P20"><text:span text:style-name="T10">J.-M. Määttä</text:span></text:p>
          </table:table-cell>
          <table:table-cell table:style-name="Table5.A2" office:value-type="string">
            <text:p text:style-name="P19"><text:span text:style-name="T10">Added content to Chapters 3 and 5.</text:span></text:p>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
      <text:list xml:id="list3659098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22"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Definitions, Acronyms and Abbreviations</text:h>
      <text:p text:style-name="Text_20_body">[taulukko]</text:p>
      <text:h text:style-name="Heading_20_2" text:outline-level="2"><text:s/><text:tab/>References</text:h>
      <text:p text:style-name="Text_20_body">[func spec]</text:p>
      <text:h text:style-name="Heading_20_2" text:outline-level="2"><text:soft-page-break/><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TODO Tommi</text:p>
      <text:h text:style-name="Heading_20_2" text:outline-level="2"><text:s/><text:tab/>Application Environment</text:h>
      <text:p text:style-name="Text_20_body">Developed dependency analysis tool integrates seamlessly into Kactus2. Kactus2 is a toolset to design embedded products. Kactus2 is developed at TUT and it is developed in C++ using Qt framework to allow cross-platform development. Kactus2 aims to help with IP reusability and practical HW/SW abstraction. Kactus2 is based on IP-XACT XML metadata and design methodology. Kactus2 also extends the IP-XACT usage to upper product hierarchies. Kactus2 offers easy entrance to metadata based design methodology. Kactus2 is available for Windows and Linux environments.</text:p>
      <text:h text:style-name="Heading_20_2" text:outline-level="2"><text:s/><text:tab/>Interfaces</text:h>
      <text:p text:style-name="Text_20_body">Dependency analysis tool is part of Kactus2. Figure XX illustrates the point in user interface where the dependency analysis tool connects to Kactus2. </text:p>
      <text:p text:style-name="Text_20_body">[kuva]</text:p>
      <text:h text:style-name="Heading_20_2" text:outline-level="2"><text:s/><text:tab/>Hardware Environment</text:h>
      <text:p text:style-name="Text_20_body">XXX Kuvataan laitteistoympäristö, jossa järjestelmä toimii. Esimerkiksi mitä oheislaitteita tarvitaan, mitä keskusyksiköltä odotetaan, mitä laitteiden ominaisuuksia ohjelma hyödyntää, mitkä laitteiston ominaisuudet rajoittavat teknisiä ratkaisuja ja millaiset ovat liittymät muihin tietokoneisiin. </text:p>
      <text:h text:style-name="Heading_20_2" text:outline-level="2"><text:s/><text:tab/>Software Environments</text:h>
      <text:p text:style-name="Text_20_body">Developed tool should work on any operating system the Kactus2 software works in.</text:p>
      <text:p text:style-name="Text_20_body">Tools used in development are listed in the table XX. Tai viittaus project planiin.</text:p>
      <table:table table:name="Table3" table:style-name="Table3">
        <table:table-column table:style-name="Table3.A"/>
        <table:table-column table:style-name="Table3.B"/>
        <table:table-row>
          <table:table-cell table:style-name="Table3.A1" office:value-type="string">
            <text:p text:style-name="P11">Software</text:p>
          </table:table-cell>
          <table:table-cell table:style-name="Table3.B1" office:value-type="string">
            <text:p text:style-name="P11">Version</text:p>
          </table:table-cell>
        </table:table-row>
        <table:table-row>
          <table:table-cell table:style-name="Table3.A2" office:value-type="string">
            <text:p text:style-name="Table_20_Contents">Qt</text:p>
          </table:table-cell>
          <table:table-cell table:style-name="Table3.B2" office:value-type="string">
            <text:p text:style-name="Table_20_Contents">4.8.3</text:p>
          </table:table-cell>
        </table:table-row>
        <table:table-row>
          <table:table-cell table:style-name="Table3.A2" office:value-type="string">
            <text:p text:style-name="Table_20_Contents">Microsoft Visual Studio 2008</text:p>
          </table:table-cell>
          <table:table-cell table:style-name="Table3.B2" office:value-type="string">
            <text:p text:style-name="Table_20_Contents">Standard / Professional Edition</text:p>
          </table:table-cell>
        </table:table-row>
        <table:table-row>
          <table:table-cell table:style-name="Table3.A2" office:value-type="string">
            <text:p text:style-name="Table_20_Contents">...</text:p>
          </table:table-cell>
          <table:table-cell table:style-name="Table3.B2" office:value-type="string">
            <text:p text:style-name="Table_20_Contents"/>
          </table:table-cell>
        </table:table-row>
      </table:table>
      <text:p text:style-name="Text_20_body"><text:soft-page-break/></text:p>
      <text:h text:style-name="Heading_20_2" text:outline-level="2"><text:s/><text:tab/>Main Restrictions for Implementation</text:h>
      <text:p text:style-name="Text_20_body">Kactus2 is developed in C++ using Qt framework. Tools development is restricted to C++ and Qt. Usage of Qt places some restrictions on the UI implementation. Also the developed dependency analysis tool should not add any additional dependencies besides the ones used in main software.</text:p>
      <text:h text:style-name="Heading_20_2" text:outline-level="2"><text:s/><text:tab/>Agreements and Standards</text:h>
      <text:p text:style-name="Text_20_body">IP-XACT, doxygen tags, Kactus2 development style manual...</text:p>
      <text:h text:style-name="Heading_20_1" text:outline-level="1"><text:s/><text:tab/>Architecture Design</text:h>
      <text:p text:style-name="Sisennetty_20_teksti"/>
      <text:h text:style-name="Heading_20_2" text:outline-level="2"><text:s/><text:tab/>General Guidelines</text:h>
      <text:p text:style-name="P14"><text:span text:style-name="T2">The tool is implemented in C++ and Qt using the basic principles of object-oriented programming. The implementation uses modular design and a lighter version of design-by-contract. Lighter version means that only the preconditions of every function need to be checked at the beginning of that particular function. Post</text:span><text:span text:style-name="T3">-</text:span><text:span text:style-name="T2">conditions </text:span><text:span text:style-name="T6">checks </text:span><text:span text:style-name="T2">are not required.</text:span><text:span text:style-name="T9"> The tool uses model-view architecture so that data classes are separated from the user interface classes as largely as possible. This is the same architecture that Qt already uses for its own classes.</text:span></text:p>
      <text:p text:style-name="P16"><text:span text:style-name="T5">The standard C++ library is not used at all. Instead, Qt framework is used for all data structures and data types, including its own string implementation and containers. </text:span><text:span text:style-name="T9">All widgets are </text:span><text:span text:style-name="T7">inherited from the QWidget class </text:span><text:span text:style-name="T9">or from one of its child classes</text:span><text:span text:style-name="T7">.</text:span></text:p>
      <text:p text:style-name="Text_20_body">Other general guidelines include the usage of RAII idiom according to which all objects are initialized as fully as possible in their constructors and their destruction is fully handled in their destructors. This improves the exception safety of the game. <text:span text:style-name="T2">When Qt is not automatically handling the lifetime of dynamically allocated objects, Qt's shared pointers are used to automate the memory management.</text:span></text:p>
      <text:p text:style-name="Text_20_body">All source code is written with English as the natural language and using the style manual provided by <text:span text:style-name="T2">the Kactus2 team [REF].</text:span></text:p>
      <text:h text:style-name="Heading_20_2" text:outline-level="2"><text:s/><text:tab/>Software Architectures, Modules and Processes</text:h>
      <text:p text:style-name="P17"><text:span text:style-name="T8">TODO</text:span></text:p>
      <text:h text:style-name="Heading_20_2" text:outline-level="2"><text:s/><text:tab/>Database Architecture</text:h>
      <text:p text:style-name="P16"><text:span text:style-name="T5">The latest dependency data is always saved to the XML file of the IP-XACT component that is being edited. Figure X.X illustrates the XML format for the dependency data.</text:span></text:p>
      <text:p text:style-name="P16"><text:span text:style-name="T5">TODO: Figure.</text:span></text:p>
      <text:h text:style-name="Heading_20_2" text:outline-level="2"><text:s/><text:tab/>Error and Exception Handling</text:h>
      <text:p text:style-name="P15"><text:span text:style-name="T3">The tool must recover from all errors that may arise from analyzing the source codes, reading existing dependency data from XML </text:span><text:span text:style-name="T4">and managing data within the tool</text:span><text:span text:style-name="T3">. </text:span><text:span text:style-name="T4">In particular, the tool must be able to </text:span><text:soft-page-break/><text:span text:style-name="T4">handle incomplete XML. </text:span><text:span text:style-name="T3">In any case, the tool must not crash. </text:span><text:span text:style-name="T7">Errors are checked using return values.</text:span></text:p>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
      <text:p text:style-name="P18"><text:span text:style-name="T10">The tool uses numerous classes from the Qt framework, including QSharedPointer, various Qt containers and the QWidget base class for widget implementations. Also, common classes from Kactus2 code base can be used since the tool will be integrated to be a built-in part of Kactus2.</text:span></text:p>
      <text:p text:style-name="Sisennetty_20_teksti"/>
      <text:h text:style-name="P22"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row>
          <table:table-cell table:style-name="Table2.A3" office:value-type="float" office:value="2">
            <text:p text:style-name="Table_20_Contents">2</text:p>
          </table:table-cell>
          <table:table-cell table:style-name="Table2.A2" office:value-type="string">
            <text:p text:style-name="Table_20_Contents">Combining all dependencies from a certain folder into a single folder dependency arrow</text:p>
          </table:table-cell>
          <table:table-cell table:style-name="Table2.C3" office:value-type="date" office:date-value="2013-01-09">
            <text:p text:style-name="Table_20_Contents">2013-01-09</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25</text:p>
      </style:header>
      <style:footer>
        <text:p text:style-name="Footer">Modified: <text:modification-date style:data-style-name="N84">2013-01-11</text:modification-date><text:tab/><text:tab/><text:page-number text:select-page="current">13</text:page-number>/<text:page-count style:num-format="1">1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3-01-11T16:43:37.14</dc:date>
    <dc:language>fi-FI</dc:language>
    <meta:editing-cycles>417</meta:editing-cycles>
    <meta:editing-duration>PT17H7M52S</meta:editing-duration>
    <meta:document-statistic meta:table-count="5" meta:image-count="0" meta:object-count="0" meta:page-count="13" meta:paragraph-count="160" meta:word-count="1379" meta:character-count="9020" meta:non-whitespace-character-count="7972"/>
    <meta:user-defined meta:name="Info 1"/>
    <meta:user-defined meta:name="Info 2"/>
    <meta:user-defined meta:name="Info 3"/>
    <meta:user-defined meta:name="Info 4"/>
  </office:meta>
</office:document-meta>
</file>